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obyčejné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language="cs" fo:country="CZ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ker Study Project</text:h>
      <text:p text:style-name="Heading">Implementace Docker v rámci firmy</text:p>
      <text:p text:style-name="Text_20_body"/>
      <text:p text:style-name="Text_20_body">Seznam úkolů</text:p>
      <text:list xml:id="list530635238995945142" text:style-name="L1">
        <text:list-item>
          <text:p text:style-name="P1">nejdříve připomenutí základů – <text:span text:style-name="Example">docker</text:span> image/container/dockerfile</text:p>
        </text:list-item>
        <text:list-item>
          <text:p text:style-name="P1">orchestrace – <text:span text:style-name="Example">docker compose</text:span> <text:span text:style-name="T1">[rozpracov</text:span><text:span text:style-name="T2">áno</text:span><text:span text:style-name="T1">]</text:span></text:p>
        </text:list-item>
        <text:list-item>
          <text:p text:style-name="P2">security – nový úko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obyčejné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Courier New1" style:font-name-asian="NSimSun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Cejka</meta:initial-creator>
    <meta:creation-date>2020-05-06T12:27:37.99</meta:creation-date>
    <meta:document-statistic meta:table-count="0" meta:image-count="0" meta:object-count="0" meta:page-count="1" meta:paragraph-count="6" meta:word-count="28" meta:character-count="195"/>
    <dc:date>2020-05-06T12:39:55.65</dc:date>
    <dc:creator>Tomas Cejka</dc:creator>
    <meta:editing-duration>PT12M18S</meta:editing-duration>
    <meta:editing-cycles>1</meta:editing-cycles>
    <meta:generator>OpenOffice/4.1.6$Win32 OpenOffice.org_project/416m1$Build-9790</meta:generator>
  </office:meta>
</office:document-meta>
</file>